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VELIZ OSORES RUTH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7572129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SAN MARTIN DE PANGO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1527741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VELIZ OSORES RUTH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757212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31 527 74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66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66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5/08/2021</text:p>
          </table:table-cell>
          <table:table-cell table:style-name="Tabla2.A3" office:value-type="string">
            <text:p text:style-name="P16">185558</text:p>
          </table:table-cell>
          <table:table-cell table:style-name="Tabla2.D3" office:value-type="string">
            <text:p text:style-name="P17">66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5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1:40:27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